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8/11</text:p>
      <text:p text:style-name="Standard"><text:tab/>Pin HC SR04 : <text:tab/>Vcc Red</text:p>
      <text:p text:style-name="Standard"><text:tab/><text:tab/><text:tab/><text:tab/>Gnd Black</text:p>
      <text:p text:style-name="Standard"><text:tab/><text:tab/><text:tab/><text:tab/>Echo Yellow</text:p>
      <text:p text:style-name="Standard"><text:tab/><text:tab/><text:tab/><text:tab/>Trigger Green</text:p>
      <text:p text:style-name="Standard"/>
      <text:p text:style-name="Standard">Fixation des HC SR04 par scotch :</text:p>
      <text:p text:style-name="P1"/>
      <text:p text:style-name="Standard"/>
      <text:p text:style-name="Standard"><text:tab/>Force blanche (dit le bien) </text:p>
      <text:p text:style-name="Standard">imprécision (plus ou moins 0.5cm): Gauche : 0.5 – 1.2cm Droite : 0.1cm Centre : 0.1cm</text:p>
      <text:p text:style-name="Standard"/>
      <text:p text:style-name="Standard">ServoMoteur : </text:p>
      <text:p text:style-name="Standard"><text:tab/>Arrêt</text:p>
      <text:p text:style-name="Standard"><text:tab/><text:tab/>Droite : 95</text:p>
      <text:p text:style-name="P1"><text:tab/><text:tab/>Gauche : 95 </text:p>
      <text:p text:style-name="Standard"/>
      <text:p text:style-name="Standard"><text:tab/>Force rouge (dit l'indien)</text:p>
      <text:p text:style-name="Standard"><text:tab/>ServoMoteur :</text:p>
      <text:p text:style-name="Standard"><text:tab/><text:tab/>Arrêt</text:p>
      <text:p text:style-name="Standard"><text:tab/><text:tab/><text:tab/>Droite : 94</text:p>
      <text:p text:style-name="Standard"><text:tab/><text:tab/><text:tab/>Gauche : 95</text:p>
      <text:p text:style-name="Standard"><text:tab/></text:p>
      <text:p text:style-name="Standard">Problème : Quand les capteurs captent trop loin ils ne captent plus rien derrière</text:p>
      <text:p text:style-name="Standard">imprécision .</text:p>
      <text:p text:style-name="Standard"/>
      <text:p text:style-name="Standard">Pour les servoMoteurs, l'arrêts n'est pas super, il faut le recalibrer parfois, sursaut.</text:p>
      <text:p text:style-name="Standard"/>
      <text:p text:style-name="Standard">Il faut faire toutes les conditions pour pouvoir </text:p>
      <text:p text:style-name="P1"/>
      <text:p text:style-name="Standard">8 janvier </text:p>
      <text:p text:style-name="Standard"/>
      <text:p text:style-name="Standard"><text:tab/>Souder compas</text:p>
      <text:p text:style-name="Standard"/>
      <text:p text:style-name="Standard">Problème : Jointure des deux robots.</text:p>
      <text:p text:style-name="Standard"/>
      <text:p text:style-name="Standard"><text:tab/>On liste les nœuds et les angles des arcs, lorsque qu'un robot arrive dans un nœud, s'il à possibilité de rejoindre un arc qu'un autre robot à potentiellement déjà visité</text:p>
      <text:p text:style-name="Standard"><text:tab/>1/ Il liste la configuration du nœud pour savoir si oui ou non il a déjà été visité.</text:p>
      <text:p text:style-name="Standard"><text:tab/>2/ Si oui il appelle un autre robot jusqu'à ce nœud pour que celui-ci arrive et valide, ou non si le nœud est bien celui la ou non.</text:p>
      <text:p text:style-name="Standard"/>
      <text:p text:style-name="Standard">Arrêter les servos moteurs (sursaut)</text:p>
      <text:p text:style-name="Standard"/>
      <text:p text:style-name="Standard">Construire le terrain (carton pour faire les murs)</text:p>
      <text:p text:style-name="Standard"/>
      <text:p text:style-name="Standard">Serveur Radio-Fréquence : Fais les calculs sur les grap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5-11-18T10:28:17</meta:creation-date>
    <dc:date>2016-01-08T18:15:51</dc:date>
    <dc:creator>paul </dc:creator>
    <meta:editing-duration>PT2H14M57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1" meta:paragraph-count="31" meta:word-count="208" meta:character-count="1167" meta:non-whitespace-character-count="949"/>
  </office:meta>
</office:document-meta>
</file>